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812cm" fo:min-width="1.49cm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color="#000000" draw:fill="none" draw:fill-color="#ffffff" fo:min-height="0.528cm"/>
      <style:paragraph-properties style:writing-mode="lr-tb"/>
    </style:style>
    <style:style style:name="gr3" style:family="graphic" style:parent-style-name="objectwithoutfill">
      <style:graphic-properties svg:stroke-width="0.028cm" svg:stroke-color="#000000" draw:marker-start-width="0.242cm" draw:marker-end="Arrowheads_20_1" draw:marker-end-width="0.342cm" svg:stroke-linecap="butt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356cm"/>
      <style:paragraph-properties style:writing-mode="lr-tb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12cm" fo:min-width="2.33cm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553cm" fo:min-width="1.755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12cm" fo:min-width="0.947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12cm" fo:min-width="0.888cm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16cm" fo:min-width="1.134cm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text-align="center"/>
      <style:text-properties fo:font-weight="bold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weight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position="-8% 58%" fo:font-size="8pt" style:font-size-asian="8pt" style:font-size-complex="8pt"/>
    </style:style>
    <style:style style:name="T3" style:family="text">
      <style:text-properties style:font-name="Liberation Sans" fo:font-size="8pt" style:font-name-asian="Liberation Sans" style:font-size-asian="8pt" style:font-name-complex="Liberation Sans" style:font-size-complex="8pt"/>
    </style:style>
    <style:style style:name="T4" style:family="text">
      <style:text-properties style:text-position="33% 58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18cm" svg:height="1.09cm" svg:x="0.468cm" svg:y="0.38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35cm" svg:height="0.887cm" svg:x="0.185cm" svg:y="0.52cm">
          <draw:text-box>
            <text:p text:style-name="P2"><text:span text:style-name="T1">PMT charge Q</text:span><text:span text:style-name="T2">i</text:span><text:span text:style-name="T1"> and position x</text:span><text:span text:style-name="T2">i</text:span></text:p>
          </draw:text-box>
        </draw:frame>
        <draw:line draw:style-name="gr3" draw:text-style-name="P1" draw:layer="layout" svg:x1="2.605cm" svg:y1="0.966cm" svg:x2="4.504cm" svg:y2="0.966cm">
          <text:p/>
        </draw:line>
        <draw:frame draw:style-name="gr4" draw:text-style-name="P3" draw:layer="layout" svg:width="1.782cm" svg:height="0.887cm" svg:x="2.577cm" svg:y="0.116cm">
          <draw:text-box>
            <text:p text:style-name="P2"><text:span text:style-name="T1">Center of</text:span><text:span text:style-name="T1"><text:line-break/></text:span><text:span text:style-name="T1">charge</text:span></text:p>
          </draw:text-box>
        </draw:frame>
        <draw:frame draw:style-name="gr5" draw:text-style-name="P3" draw:layer="layout" svg:width="2.163cm" svg:height="0.606cm" svg:x="0.36cm" svg:y="1.473cm">
          <draw:text-box>
            <text:p text:style-name="P2"><text:span text:style-name="T1">192x</text:span></text:p>
          </draw:text-box>
        </draw:frame>
        <draw:custom-shape draw:style-name="gr1" draw:text-style-name="P1" draw:layer="layout" svg:width="2.018cm" svg:height="1.09cm" svg:x="4.668cm" svg:y="0.38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35cm" svg:height="0.887cm" svg:x="4.386cm" svg:y="0.521cm">
          <draw:text-box>
            <text:p text:style-name="P2"><text:span text:style-name="T1">Center-of-charge vertex</text:span></text:p>
          </draw:text-box>
        </draw:frame>
        <draw:line draw:style-name="gr3" draw:text-style-name="P1" draw:layer="layout" svg:x1="6.806cm" svg:y1="1.034cm" svg:x2="8.705cm" svg:y2="1.034cm">
          <text:p/>
        </draw:line>
        <draw:frame draw:style-name="gr4" draw:text-style-name="P3" draw:layer="layout" svg:width="1.935cm" svg:height="0.887cm" svg:x="6.578cm" svg:y="0.484cm">
          <draw:text-box>
            <text:p text:style-name="P2"><text:span text:style-name="T1">Correction</text:span></text:p>
          </draw:text-box>
        </draw:frame>
        <draw:custom-shape draw:style-name="gr6" draw:text-style-name="P1" draw:layer="layout" svg:width="2.858cm" svg:height="1.19cm" svg:x="8.863cm" svg:y="0.389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611cm" svg:height="1.205cm" svg:x="8.935cm" svg:y="0.392cm">
          <draw:text-box>
            <text:p text:style-name="P2"><text:span text:style-name="T1">MC-corrected center-of-charge vertex</text:span></text:p>
          </draw:text-box>
        </draw:frame>
        <draw:line draw:style-name="gr3" draw:text-style-name="P1" draw:layer="layout" svg:x1="10.218cm" svg:y1="1.782cm" svg:x2="10.218cm" svg:y2="3.183cm">
          <text:p/>
        </draw:line>
        <draw:frame draw:style-name="gr2" draw:text-style-name="P3" draw:layer="layout" svg:width="2.535cm" svg:height="0.887cm" svg:x="10.087cm" svg:y="2.122cm">
          <draw:text-box>
            <text:p text:style-name="P2"><text:span text:style-name="T1">Starting</text:span><text:span text:style-name="T1"><text:line-break/></text:span><text:span text:style-name="T1">point</text:span></text:p>
          </draw:text-box>
        </draw:frame>
        <draw:custom-shape draw:style-name="gr8" draw:text-style-name="P1" draw:layer="layout" svg:width="2.283cm" svg:height="0.831cm" svg:x="2.345cm" svg:y="5.86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35cm" svg:height="0.887cm" svg:x="2.187cm" svg:y="5.821cm">
          <draw:text-box>
            <text:p text:style-name="P2"><text:span text:style-name="T1">MC IBD sample (positrons)</text:span></text:p>
          </draw:text-box>
        </draw:frame>
        <draw:line draw:style-name="gr3" draw:text-style-name="P1" draw:layer="layout" svg:x1="3.418cm" svg:y1="5.776cm" svg:x2="3.418cm" svg:y2="4.672cm">
          <text:p/>
        </draw:line>
        <draw:custom-shape draw:style-name="gr9" draw:text-style-name="P1" draw:layer="layout" svg:width="1.475cm" svg:height="1.19cm" svg:x="9.498cm" svg:y="3.382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611cm" svg:height="1.205cm" svg:x="8.935cm" svg:y="3.385cm">
          <draw:text-box>
            <text:p text:style-name="P4"><text:span text:style-name="T1">Charge</text:span><text:span text:style-name="T1"><text:line-break/></text:span><text:span text:style-name="T1">template</text:span><text:span text:style-name="T1"><text:line-break/></text:span><text:span text:style-name="T1">vertex</text:span></text:p>
          </draw:text-box>
        </draw:frame>
        <draw:custom-shape draw:style-name="gr10" draw:text-style-name="P1" draw:layer="layout" svg:width="1.416cm" svg:height="1.19cm" svg:x="5.851cm" svg:y="3.382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.611cm" svg:height="1.205cm" svg:x="5.235cm" svg:y="3.385cm">
          <draw:text-box>
            <text:p text:style-name="P2"><text:span text:style-name="T1">Charge</text:span><text:span text:style-name="T1"><text:line-break/></text:span><text:span text:style-name="T1">template</text:span><text:span text:style-name="T1"><text:line-break/></text:span><text:span text:style-name="T1">library</text:span></text:p>
          </draw:text-box>
        </draw:frame>
        <draw:line draw:style-name="gr3" draw:text-style-name="P1" draw:layer="layout" svg:x1="7.425cm" svg:y1="4.006cm" svg:x2="9.393cm" svg:y2="4.006cm">
          <text:p/>
        </draw:line>
        <draw:frame draw:style-name="gr7" draw:text-style-name="P3" draw:layer="layout" svg:width="2.34cm" svg:height="1.205cm" svg:x="7.146cm" svg:y="3.135cm">
          <draw:text-box>
            <text:p text:style-name="P2"><text:span text:style-name="T1">Find template w/ min </text:span><text:span text:style-name="T3">χ</text:span><text:span text:style-name="T4">2</text:span></text:p>
          </draw:text-box>
        </draw:frame>
        <draw:frame draw:style-name="gr7" draw:text-style-name="P3" draw:layer="layout" svg:width="2.34cm" svg:height="1.205cm" svg:x="7.146cm" svg:y="3.936cm">
          <draw:text-box>
            <text:p text:style-name="P2"><text:span text:style-name="T1">Interpolate neighboring templates</text:span></text:p>
          </draw:text-box>
        </draw:frame>
        <draw:custom-shape draw:style-name="gr11" draw:text-style-name="P1" draw:layer="layout" svg:width="1.662cm" svg:height="1.194cm" svg:x="2.638cm" svg:y="3.39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35cm" svg:height="0.887cm" svg:x="2.187cm" svg:y="3.583cm">
          <draw:text-box>
            <text:p text:style-name="P2"><text:span text:style-name="T1">Correction</text:span><text:span text:style-name="T1"><text:line-break/></text:span><text:span text:style-name="T1">table</text:span></text:p>
          </draw:text-box>
        </draw:frame>
        <draw:line draw:style-name="gr3" draw:text-style-name="P1" draw:layer="layout" svg:x1="3.63cm" svg:y1="5.772cm" svg:x2="5.763cm" svg:y2="3.968cm">
          <text:p/>
        </draw:line>
        <draw:line draw:style-name="gr3" draw:text-style-name="P1" draw:layer="layout" svg:x1="3.432cm" svg:y1="3.319cm" svg:x2="8.684cm" svg:y2="1.33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01cm" fo:margin-left="0cm" fo:margin-right="0cm" fo:page-width="12.065cm" fo:page-height="6.98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30T19:07:21.848881892</meta:creation-date>
    <meta:editing-cycles>10</meta:editing-cycles>
    <meta:editing-duration>PT1H9M43S</meta:editing-duration>
    <dc:date>2021-07-05T15:14:17.010716862</dc:date>
    <meta:generator>LibreOffice/7.1.4.2$Linux_X86_64 LibreOffice_project/10$Build-2</meta:generator>
    <meta:document-statistic meta:object-count="27"/>
  </office:meta>
</office:document-meta>
</file>